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afa" draw:textarea-horizontal-align="justify" draw:textarea-vertical-align="middle" draw:auto-grow-height="false" fo:min-height="2.417cm" fo:min-width="18.5cm"/>
      <style:paragraph-properties style:writing-mode="lr-tb"/>
    </style:style>
    <style:style style:name="gr2" style:family="graphic" style:parent-style-name="standard">
      <style:graphic-properties svg:stroke-color="#000000" draw:fill-color="#fffafa" draw:textarea-horizontal-align="justify" draw:textarea-vertical-align="middle" draw:auto-grow-height="false" fo:min-height="11.815cm" fo:min-width="18.5cm"/>
    </style:style>
    <style:style style:name="gr3" style:family="graphic" style:parent-style-name="standard">
      <style:graphic-properties svg:stroke-color="#000000" draw:fill-color="#fffafa" draw:textarea-horizontal-align="justify" draw:textarea-vertical-align="middle" draw:auto-grow-height="false" fo:min-height="8.654cm" fo:min-width="18.5cm"/>
    </style:style>
    <style:style style:name="gr4" style:family="graphic" style:parent-style-name="standard">
      <style:graphic-properties svg:stroke-color="#000000" draw:fill-color="#f0fff0" draw:textarea-horizontal-align="justify" draw:textarea-vertical-align="middle" draw:auto-grow-height="false" fo:min-height="10.291cm" fo:min-width="8.39cm"/>
      <style:paragraph-properties style:writing-mode="lr-tb"/>
    </style:style>
    <style:style style:name="gr5" style:family="graphic" style:parent-style-name="standard">
      <style:graphic-properties svg:stroke-color="#000000" draw:fill-color="#f0fff0" draw:textarea-horizontal-align="justify" draw:textarea-vertical-align="middle" draw:auto-grow-height="false" fo:min-height="10.291cm" fo:min-width="7.882cm"/>
      <style:paragraph-properties style:writing-mode="lr-tb"/>
    </style:style>
    <style:style style:name="gr6" style:family="graphic" style:parent-style-name="objectwithoutfill">
      <style:graphic-properties svg:stroke-color="#000000" draw:fill="solid" draw:fill-color="#ffffff" draw:textarea-vertical-align="middle"/>
    </style:style>
    <style:style style:name="gr7" style:family="graphic" style:parent-style-name="standard">
      <style:graphic-properties svg:stroke-color="#fffafa" draw:fill-color="#fffafa" draw:textarea-horizontal-align="justify" draw:textarea-vertical-align="middle" draw:auto-grow-height="false" fo:min-height="1.528cm" fo:min-width="17.534cm"/>
      <style:paragraph-properties style:writing-mode="lr-tb"/>
    </style:style>
    <style:style style:name="gr8" style:family="graphic" style:parent-style-name="standard">
      <style:graphic-properties svg:stroke-color="#000000" draw:fill-color="#f0fff0" draw:textarea-horizontal-align="justify" draw:textarea-vertical-align="middle" draw:auto-grow-height="false" fo:min-height="5.973cm" fo:min-width="8.517cm"/>
      <style:paragraph-properties style:writing-mode="lr-tb"/>
    </style:style>
    <style:style style:name="gr9" style:family="graphic" style:parent-style-name="standard">
      <style:graphic-properties svg:stroke-color="#000000" draw:fill-color="#f0fff0" draw:textarea-horizontal-align="justify" draw:textarea-vertical-align="middle" draw:auto-grow-height="false" fo:min-height="5.973cm" fo:min-width="8.39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2.163cm" fo:min-width="18.5cm"/>
      <style:paragraph-properties style:writing-mode="lr-tb"/>
    </style:style>
    <style:style style:name="gr11" style:family="graphic" style:parent-style-name="standard">
      <style:graphic-properties svg:stroke-color="#000000" draw:fill-color="#fffafa" draw:textarea-horizontal-align="justify" draw:textarea-vertical-align="middle" draw:auto-grow-height="false" fo:min-height="1.401cm" fo:min-width="18.5cm"/>
      <style:paragraph-properties style:writing-mode="lr-tb"/>
    </style:style>
    <style:style style:name="gr12" style:family="graphic" style:parent-style-name="standard">
      <style:graphic-properties svg:stroke-color="#000000" draw:fill-color="#fffafa" draw:textarea-horizontal-align="justify" draw:textarea-vertical-align="middle" draw:auto-grow-height="false" fo:min-height="7.57cm" fo:min-width="18.5cm"/>
    </style:style>
    <style:style style:name="gr13" style:family="graphic" style:parent-style-name="standard">
      <style:graphic-properties svg:stroke-color="#000000" draw:fill-color="#f0fff0" draw:textarea-horizontal-align="justify" draw:textarea-vertical-align="middle" draw:auto-grow-height="false" fo:min-height="5.719cm" fo:min-width="8.39cm"/>
      <style:paragraph-properties style:writing-mode="lr-tb"/>
    </style:style>
    <style:style style:name="gr14" style:family="graphic" style:parent-style-name="standard">
      <style:graphic-properties svg:stroke-color="#000000" draw:fill-color="#f0fff0" draw:textarea-horizontal-align="justify" draw:textarea-vertical-align="middle" draw:auto-grow-height="false" fo:min-height="5.781cm" fo:min-width="7.882cm"/>
      <style:paragraph-properties style:writing-mode="lr-tb"/>
    </style:style>
    <style:style style:name="gr15" style:family="graphic" style:parent-style-name="standard">
      <style:graphic-properties svg:stroke-color="#000000" draw:fill-color="#f0fff0" draw:textarea-horizontal-align="justify" draw:textarea-vertical-align="middle" draw:auto-grow-height="false" fo:min-height="1.02cm" fo:min-width="18.5cm"/>
      <style:paragraph-properties style:writing-mode="lr-tb"/>
    </style:style>
    <style:style style:name="gr16" style:family="graphic" style:parent-style-name="standard">
      <style:graphic-properties svg:stroke-color="#000000" draw:fill-color="#fffafa" draw:textarea-horizontal-align="justify" draw:textarea-vertical-align="middle" draw:auto-grow-height="false" fo:min-height="8.287cm" fo:min-width="18.5cm"/>
    </style:style>
    <style:style style:name="gr17" style:family="graphic" style:parent-style-name="standard">
      <style:graphic-properties svg:stroke-color="#000000" draw:fill-color="#f0fff0" draw:textarea-horizontal-align="justify" draw:textarea-vertical-align="middle" draw:auto-grow-height="false" fo:min-height="5.719cm" fo:min-width="4.453cm"/>
      <style:paragraph-properties style:writing-mode="lr-tb"/>
    </style:style>
    <style:style style:name="gr18" style:family="graphic" style:parent-style-name="standard">
      <style:graphic-properties svg:stroke-color="#000000" draw:fill-color="#f0fff0" draw:textarea-horizontal-align="justify" draw:textarea-vertical-align="middle" draw:auto-grow-height="false" fo:min-height="5.781cm" fo:min-width="4.326cm"/>
      <style:paragraph-properties style:writing-mode="lr-tb"/>
    </style:style>
    <style:style style:name="gr19" style:family="graphic" style:parent-style-name="standard">
      <style:graphic-properties svg:stroke-color="#000000" draw:fill-color="#fffafa" draw:textarea-horizontal-align="justify" draw:textarea-vertical-align="middle" draw:auto-grow-height="false" fo:min-height="5.896cm" fo:min-width="18.5cm"/>
    </style:style>
    <style:style style:name="gr20" style:family="graphic" style:parent-style-name="standard">
      <style:graphic-properties svg:stroke-color="#fffafa" draw:fill-color="#fffafa" draw:textarea-horizontal-align="justify" draw:textarea-vertical-align="middle" draw:auto-grow-height="false" fo:min-height="1.02cm" fo:min-width="17.788cm"/>
      <style:paragraph-properties style:writing-mode="lr-tb"/>
    </style:style>
    <style:style style:name="gr21" style:family="graphic" style:parent-style-name="standard">
      <style:graphic-properties svg:stroke-color="#000000" draw:fill-color="#f0fff0" draw:textarea-horizontal-align="justify" draw:textarea-vertical-align="middle" draw:auto-grow-height="false" fo:min-height="4.164cm" fo:min-width="9.0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afa"/>
      <style:paragraph-properties fo:text-align="center"/>
    </style:style>
    <style:style style:name="P3" style:family="paragraph">
      <loext:graphic-properties draw:fill-color="#f0fff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2.667cm" svg:x="1cm" svg:y="3.54cm">
          <text:p text:style-name="P1"><text:s text:c="81"/>Menu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2.065cm" svg:x="1cm" svg:y="6.9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cm" svg:height="8.904cm" svg:x="1cm" svg:y="19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89cm" svg:height="10.541cm" svg:x="1.508cm" svg:y="7.604cm">
          <text:p text:style-name="P1">Text presentation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382cm" svg:height="10.541cm" svg:x="10.906cm" svg:y="7.604cm">
          <text:p text:style-name="P1">Author <text:s text:c="6"/>Imag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906cm" svg:y1="7.604cm" svg:x2="19.288cm" svg:y2="18.145cm">
          <text:p/>
        </draw:line>
        <draw:line draw:style-name="gr6" draw:text-style-name="P4" draw:layer="layout" svg:x1="11.16cm" svg:y1="18.145cm" svg:x2="19.034cm" svg:y2="7.604cm">
          <text:p/>
        </draw:line>
        <draw:custom-shape draw:style-name="gr7" draw:text-style-name="P2" draw:layer="layout" svg:width="18.034cm" svg:height="1.778cm" svg:x="1.635cm" svg:y="19.90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017cm" svg:height="6.223cm" svg:x="1.381cm" svg:y="22.082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89cm" svg:height="6.223cm" svg:x="10.779cm" svg:y="22.082cm">
          <text:p text:style-name="P1">Skills work Lis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9cm" svg:height="2.413cm" svg:x="1cm" svg:y="1cm">
          <text:p text:style-name="P1">Page 1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2" draw:layer="layout" svg:width="19cm" svg:height="1.651cm" svg:x="1cm" svg:y="3.44cm">
          <text:p text:style-name="P1"><text:s text:c="81"/>Menu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cm" svg:height="7.82cm" svg:x="1cm" svg:y="5.3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89cm" svg:height="5.969cm" svg:x="1.508cm" svg:y="6.88cm">
          <text:p text:style-name="P1">HardSkills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.382cm" svg:height="6.031cm" svg:x="11.106cm" svg:y="6.853cm">
          <text:p text:style-name="P1">Soft Skills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9cm" svg:height="2.413cm" svg:x="1cm" svg:y="1cm">
          <text:p text:style-name="P1">Page 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9cm" svg:height="1.27cm" svg:x="1cm" svg:y="5.391cm">
          <text:p text:style-name="P1">Skills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9cm" svg:height="8.537cm" svg:x="1cm" svg:y="13.6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953cm" svg:height="5.969cm" svg:x="1.508cm" svg:y="15.732cm">
          <text:p text:style-name="P1">Project1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4.826cm" svg:height="6.031cm" svg:x="7.858cm" svg:y="15.732cm">
          <text:p text:style-name="P1">Project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9cm" svg:height="1.27cm" svg:x="1cm" svg:y="13.691cm">
          <text:p text:style-name="P1">Projects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4.826cm" svg:height="6.031cm" svg:x="13.958cm" svg:y="15.732cm">
          <text:p text:style-name="P1">Project3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9cm" svg:height="6.146cm" svg:x="1cm" svg:y="22.4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8.288cm" svg:height="1.27cm" svg:x="1.381cm" svg:y="22.591cm">
          <text:p text:style-name="P1">message form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9.525cm" svg:height="4.414cm" svg:x="5.953cm" svg:y="23.987cm">
          <text:p text:style-name="P1">Form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" draw:text-style-name="P2" draw:layer="layout" svg:width="19cm" svg:height="8.904cm" svg:x="1cm" svg:y="3.4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034cm" svg:height="1.778cm" svg:x="1.635cm" svg:y="3.60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017cm" svg:height="6.223cm" svg:x="1.381cm" svg:y="5.782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89cm" svg:height="6.223cm" svg:x="10.779cm" svg:y="5.782cm">
          <text:p text:style-name="P1">Skills work Lis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9cm" svg:height="2.413cm" svg:x="1cm" svg:y="1cm">
          <text:p text:style-name="P1">Page 2 (Next)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06:57.831200896</meta:creation-date>
    <dc:date>2021-04-12T08:57:50.206417353</dc:date>
    <meta:editing-duration>PT9M30S</meta:editing-duration>
    <meta:editing-cycles>2</meta:editing-cycles>
    <meta:generator>LibreOffice/6.4.6.2$Linux_X86_64 LibreOffice_project/40$Build-2</meta:generator>
    <meta:document-statistic meta:object-count="30"/>
  </office:meta>
</office:document-meta>
</file>